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29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solid #800000" style:text-align-source="fix" style:repeat-content="false" fo:border-left="none" fo:border-right="none" fo:border-top="none" style:vertical-align="middle"/>
      <style:paragraph-properties fo:text-align="center"/>
      <style:text-properties fo:color="#00458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08000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 fo:hyphenate="false"/>
    </style:style>
    <style:style style:name="ce3" style:family="table-cell" style:parent-style-name="Default">
      <style:table-cell-properties fo:border="0.06pt solid #000000"/>
    </style:style>
    <style:style style:name="ce1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5">
      <style:table-cell-properties fo:border="0.06pt solid #000000"/>
    </style:style>
    <style:style style:name="ce16" style:family="table-cell" style:parent-style-name="Default" style:data-style-name="N105"/>
    <style:style style:name="ce6" style:family="table-cell" style:parent-style-name="Default">
      <style:table-cell-properties fo:background-color="#b80047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06">
      <style:table-cell-properties fo:border="0.06pt solid #000000"/>
    </style:style>
    <style:style style:name="ce10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ontent-validations>
        <table:content-validation table:name="val1" table:base-cell-address="Pedido.B4">
          <table:error-message table:message-type="stop" table:display="true"/>
        </table:content-validation>
      </table:content-validations>
      <table:table table:name="Pedido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ce14"/>
        <table:table-column table:style-name="co1" table:default-cell-style-name="ce3"/>
        <table:table-column table:style-name="co1" table:number-columns-repeated="4" table:default-cell-style-name="ce5"/>
        <table:table-column table:style-name="co2" table:default-cell-style-name="ce5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8"/>
          <table:table-cell table:number-columns-repeated="3"/>
        </table:table-row>
        <table:table-row table:style-name="ro2">
          <table:table-cell/>
          <table:table-cell table:style-name="Default" table:number-columns-repeated="8"/>
          <table:table-cell table:number-columns-repeated="2"/>
          <table:table-cell table:style-name="ce16"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HNOS. GONZÁLEZ, S.A.</text:p>
          </table:table-cell>
          <table:covered-table-cell table:number-columns-repeated="7" table:style-name="Default"/>
          <table:table-cell table:number-columns-repeated="3"/>
        </table:table-row>
        <table:table-row table:style-name="ro2">
          <table:table-cell/>
          <table:table-cell table:style-name="Default" table:number-columns-repeated="8"/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Forma de Pago</text:p>
          </table:table-cell>
          <table:table-cell table:style-name="ce2" office:value-type="string" calcext:value-type="string">
            <text:p>Importe por Unidad</text:p>
          </table:table-cell>
          <table:table-cell table:style-name="ce2" office:value-type="string" calcext:value-type="string">
            <text:p>Importe Pedido</text:p>
          </table:table-cell>
          <table:table-cell table:style-name="ce2" office:value-type="string" calcext:value-type="string">
            <text:p>Descuentos Contado</text:p>
          </table:table-cell>
          <table:table-cell table:style-name="ce2" office:value-type="string" calcext:value-type="string">
            <text:p>Descuentos a 30 días</text:p>
          </table:table-cell>
          <table:table-cell table:style-name="ce2" office:value-type="string" calcext:value-type="string">
            <text:p>A Pagar</text:p>
          </table:table-cell>
          <table:table-cell table:number-columns-repeated="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content-validation-name="val1" table:formula="of:=[Proveedores.$C$1]" office:value-type="string" office:string-value="B" calcext:value-type="string">
            <text:p>B</text:p>
          </table:table-cell>
          <table:table-cell table:content-validation-name="val1" table:formula="of:=[$Crédito_comercial.$A$3]" office:value-type="float" office:value="30" calcext:value-type="float">
            <text:p>30</text:p>
          </table:table-cell>
          <table:table-cell table:formula="of:=[$Proveedores.$C$2]" office:value-type="currency" office:currency="EUR" office:value="2" calcext:value-type="currency">
            <text:p>2,00 €</text:p>
          </table:table-cell>
          <table:table-cell table:formula="of:=[.B6]*[.E6]" office:value-type="currency" office:currency="EUR" office:value="100" calcext:value-type="currency">
            <text:p>100,00 €</text:p>
          </table:table-cell>
          <table:table-cell table:formula="of:=IF([.D6]=[$Descuentos.$B$1];IF([.B6]&gt;=[$Descuentos.$A$5];[.F6]*[$Descuentos.$B$5];IF([.B6]&gt;[$Descuentos.$A$4];[.F6]*[$Descuentos.$B$4];IF([.B6]&gt;=[$Descuentos.$A$3];[.F6]*[$Descuentos.$B$3];IF([.B6]&gt;=[$Descuentos.$A$2];[.F6]*[$Descuentos.$B$2];0)))))" office:value-type="currency" office:currency="EUR" office:value="0" calcext:value-type="currency">
            <text:p>0,00 €</text:p>
          </table:table-cell>
          <table:table-cell table:formula="of:=IF([.D6]=[$Descuentos.$C$1];IF([.B6]&gt;=[$Descuentos.$A$5];[.F6]*[$Descuentos.C5];IF([.B6]&gt;=[$Descuentos.$A$4];[.F6]*[$Descuentos.$C$4];IF([.B6]&gt;=[$Descuentos.$A$3];[.F6]*[$Descuentos.$C$3];IF([.B6]&gt;=[$Descuentos.$A$2];[.F6]*[$Descuentos.$C$2];0)))))" office:value-type="currency" office:currency="EUR" office:value="0" calcext:value-type="currency">
            <text:p>0,00 €</text:p>
          </table:table-cell>
          <table:table-cell table:formula="of:=[.F6]-[.G6]-[.H6]" office:value-type="currency" office:currency="EUR" office:value="100" calcext:value-type="currency">
            <text:p>100,00 €</text:p>
          </table:table-cell>
          <table:table-cell table:number-columns-repeated="3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content-validation-name="val1" table:formula="of:=[Proveedores.$E$1]" office:value-type="string" office:string-value="D" calcext:value-type="string">
            <text:p>D</text:p>
          </table:table-cell>
          <table:table-cell table:content-validation-name="val1" table:formula="of:=[$Crédito_comercial.$A$3]" office:value-type="float" office:value="30" calcext:value-type="float">
            <text:p>30</text:p>
          </table:table-cell>
          <table:table-cell table:formula="of:=[$Proveedores.$E$2]" office:value-type="currency" office:currency="EUR" office:value="4" calcext:value-type="currency">
            <text:p>4,00 €</text:p>
          </table:table-cell>
          <table:table-cell table:formula="of:=[.B7]*[.E7]" office:value-type="currency" office:currency="EUR" office:value="500" calcext:value-type="currency">
            <text:p>500,00 €</text:p>
          </table:table-cell>
          <table:table-cell table:formula="of:=IF([.D7]=[$Descuentos.$B$1];IF([.B7]&gt;=[$Descuentos.$A$5];[.F7]*[$Descuentos.$B$5];IF([.B7]&gt;[$Descuentos.$A$4];[.F7]*[$Descuentos.$B$4];IF([.B7]&gt;=[$Descuentos.$A$3];[.F7]*[$Descuentos.$B$3];IF([.B7]&gt;=[$Descuentos.$A$2];[.F7]*[$Descuentos.$B$2];0)))))" office:value-type="currency" office:currency="EUR" office:value="0" calcext:value-type="currency">
            <text:p>0,00 €</text:p>
          </table:table-cell>
          <table:table-cell table:formula="of:=IF([.D7]=[$Descuentos.$C$1];IF([.B7]&gt;=[$Descuentos.$A$5];[.F7]*[$Descuentos.C6];IF([.B7]&gt;=[$Descuentos.$A$4];[.F7]*[$Descuentos.$C$4];IF([.B7]&gt;=[$Descuentos.$A$3];[.F7]*[$Descuentos.$C$3];IF([.B7]&gt;=[$Descuentos.$A$2];[.F7]*[$Descuentos.$C$2];0)))))" office:value-type="currency" office:currency="EUR" office:value="25" calcext:value-type="currency">
            <text:p>25,00 €</text:p>
          </table:table-cell>
          <table:table-cell table:formula="of:=[.F7]-[.G7]-[.H7]" office:value-type="currency" office:currency="EUR" office:value="475" calcext:value-type="currency">
            <text:p>475,00 €</text:p>
          </table:table-cell>
          <table:table-cell table:number-columns-repeated="3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table:content-validation-name="val1" table:formula="of:=[Proveedores.$D$1]" office:value-type="string" office:string-value="C" calcext:value-type="string">
            <text:p>C</text:p>
          </table:table-cell>
          <table:table-cell table:content-validation-name="val1" table:formula="of:=[$Crédito_comercial.$A$4]" office:value-type="float" office:value="60" calcext:value-type="float">
            <text:p>60</text:p>
          </table:table-cell>
          <table:table-cell table:formula="of:=[$Proveedores.$D$2]" office:value-type="currency" office:currency="EUR" office:value="3" calcext:value-type="currency">
            <text:p>3,00 €</text:p>
          </table:table-cell>
          <table:table-cell table:formula="of:=[.B8]*[.E8]" office:value-type="currency" office:currency="EUR" office:value="675" calcext:value-type="currency">
            <text:p>675,00 €</text:p>
          </table:table-cell>
          <table:table-cell table:formula="of:=IF([.D8]=[$Descuentos.$B$1];IF([.B8]&gt;=[$Descuentos.$A$5];[.F8]*[$Descuentos.$B$5];IF([.B8]&gt;[$Descuentos.$A$4];[.F8]*[$Descuentos.$B$4];IF([.B8]&gt;=[$Descuentos.$A$3];[.F8]*[$Descuentos.$B$3];IF([.B8]&gt;=[$Descuentos.$A$2];[.F8]*[$Descuentos.$B$2];0)))))" office:value-type="currency" office:currency="EUR" office:value="0" calcext:value-type="currency">
            <text:p>0,00 €</text:p>
          </table:table-cell>
          <table:table-cell table:formula="of:=IF([.D8]=[$Descuentos.$C$1];IF([.B8]&gt;=[$Descuentos.$A$5];[.F8]*[$Descuentos.C7];IF([.B8]&gt;=[$Descuentos.$A$4];[.F8]*[$Descuentos.$C$4];IF([.B8]&gt;=[$Descuentos.$A$3];[.F8]*[$Descuentos.$C$3];IF([.B8]&gt;=[$Descuentos.$A$2];[.F8]*[$Descuentos.$C$2];0)))))" office:value-type="currency" office:currency="EUR" office:value="0" calcext:value-type="currency">
            <text:p>0,00 €</text:p>
          </table:table-cell>
          <table:table-cell table:formula="of:=[.F8]-[.G8]-[.H8]" office:value-type="currency" office:currency="EUR" office:value="675" calcext:value-type="currency">
            <text:p>675,00 €</text:p>
          </table:table-cell>
          <table:table-cell table:number-columns-repeated="3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table:content-validation-name="val1" table:formula="of:=[Proveedores.$C$1]" office:value-type="string" office:string-value="B" calcext:value-type="string">
            <text:p>B</text:p>
          </table:table-cell>
          <table:table-cell table:content-validation-name="val1" table:formula="of:=[$Crédito_comercial.$A$2]" office:value-type="string" office:string-value="Contado" calcext:value-type="string">
            <text:p>Contado</text:p>
          </table:table-cell>
          <table:table-cell table:formula="of:=[$Proveedores.$C$2]" office:value-type="currency" office:currency="EUR" office:value="2" calcext:value-type="currency">
            <text:p>2,00 €</text:p>
          </table:table-cell>
          <table:table-cell table:formula="of:=[.B9]*[.E9]" office:value-type="currency" office:currency="EUR" office:value="360" calcext:value-type="currency">
            <text:p>360,00 €</text:p>
          </table:table-cell>
          <table:table-cell table:formula="of:=IF([.D9]=[$Descuentos.$B$1];IF([.B9]&gt;=[$Descuentos.$A$5];[.F9]*[$Descuentos.$B$5];IF([.B9]&gt;[$Descuentos.$A$4];[.F9]*[$Descuentos.$B$4];IF([.B9]&gt;=[$Descuentos.$A$3];[.F9]*[$Descuentos.$B$3];IF([.B9]&gt;=[$Descuentos.$A$2];[.F9]*[$Descuentos.$B$2];0)))))" office:value-type="currency" office:currency="EUR" office:value="43.2" calcext:value-type="currency">
            <text:p>43,20 €</text:p>
          </table:table-cell>
          <table:table-cell table:formula="of:=IF([.D9]=[$Descuentos.$C$1];IF([.B9]&gt;=[$Descuentos.$A$5];[.F9]*[$Descuentos.C8];IF([.B9]&gt;=[$Descuentos.$A$4];[.F9]*[$Descuentos.$C$4];IF([.B9]&gt;=[$Descuentos.$A$3];[.F9]*[$Descuentos.$C$3];IF([.B9]&gt;=[$Descuentos.$A$2];[.F9]*[$Descuentos.$C$2];0)))))" office:value-type="currency" office:currency="EUR" office:value="0" calcext:value-type="currency">
            <text:p>0,00 €</text:p>
          </table:table-cell>
          <table:table-cell table:formula="of:=[.F9]-[.G9]-[.H9]" office:value-type="currency" office:currency="EUR" office:value="316.8" calcext:value-type="currency">
            <text:p>316,80 €</text:p>
          </table:table-cell>
          <table:table-cell table:number-columns-repeated="3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table:content-validation-name="val1" table:formula="of:=[Proveedores.$B$1]" office:value-type="string" office:string-value="A" calcext:value-type="string">
            <text:p>A</text:p>
          </table:table-cell>
          <table:table-cell table:content-validation-name="val1" table:formula="of:=[$Crédito_comercial.$A$5]" office:value-type="float" office:value="90" calcext:value-type="float">
            <text:p>90</text:p>
          </table:table-cell>
          <table:table-cell table:formula="of:=[$Proveedores.$B$2]" office:value-type="currency" office:currency="EUR" office:value="1.5" calcext:value-type="currency">
            <text:p>1,50 €</text:p>
          </table:table-cell>
          <table:table-cell table:formula="of:=[.B10]*[.E10]" office:value-type="currency" office:currency="EUR" office:value="210" calcext:value-type="currency">
            <text:p>210,00 €</text:p>
          </table:table-cell>
          <table:table-cell table:formula="of:=IF([.D10]=[$Descuentos.$B$1];IF([.B10]&gt;=[$Descuentos.$A$5];[.F10]*[$Descuentos.$B$5];IF([.B10]&gt;[$Descuentos.$A$4];[.F10]*[$Descuentos.$B$4];IF([.B10]&gt;=[$Descuentos.$A$3];[.F10]*[$Descuentos.$B$3];IF([.B10]&gt;=[$Descuentos.$A$2];[.F10]*[$Descuentos.$B$2];0)))))" office:value-type="currency" office:currency="EUR" office:value="0" calcext:value-type="currency">
            <text:p>0,00 €</text:p>
          </table:table-cell>
          <table:table-cell table:formula="of:=IF([.D10]=[$Descuentos.$C$1];IF([.B10]&gt;=[$Descuentos.$A$5];[.F10]*[$Descuentos.C9];IF([.B10]&gt;=[$Descuentos.$A$4];[.F10]*[$Descuentos.$C$4];IF([.B10]&gt;=[$Descuentos.$A$3];[.F10]*[$Descuentos.$C$3];IF([.B10]&gt;=[$Descuentos.$A$2];[.F10]*[$Descuentos.$C$2];0)))))" office:value-type="currency" office:currency="EUR" office:value="0" calcext:value-type="currency">
            <text:p>0,00 €</text:p>
          </table:table-cell>
          <table:table-cell table:formula="of:=[.F10]-[.G10]-[.H10]" office:value-type="currency" office:currency="EUR" office:value="210" calcext:value-type="currency">
            <text:p>210,00 €</text:p>
          </table:table-cell>
          <table:table-cell table:number-columns-repeated="3"/>
        </table:table-row>
      </table:table>
      <table:table table:name="Proveedores" table:style-name="ta1" table:print="false">
        <table:table-column table:style-name="co3" table:default-cell-style-name="ce6"/>
        <table:table-column table:style-name="co1" table:number-columns-repeated="4" table:default-cell-style-name="ce7"/>
        <table:table-row table:style-name="ro5">
          <table:table-cell office:value-type="string" calcext:value-type="string">
            <text:p>Proveed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5">
          <table:table-cell office:value-type="string" calcext:value-type="string">
            <text:p>Precio por unidad</text:p>
          </table:table-cell>
          <table:table-cell table:style-name="ce5" office:value-type="currency" office:currency="EUR" office:value="1.5" calcext:value-type="currency">
            <text:p>1,50 €</text:p>
          </table:table-cell>
          <table:table-cell table:style-name="ce5" office:value-type="currency" office:currency="EUR" office:value="2" calcext:value-type="currency">
            <text:p>2,00 €</text:p>
          </table:table-cell>
          <table:table-cell table:style-name="ce5" office:value-type="currency" office:currency="EUR" office:value="3" calcext:value-type="currency">
            <text:p>3,00 €</text:p>
          </table:table-cell>
          <table:table-cell table:style-name="ce5" office:value-type="currency" office:currency="EUR" office:value="4" calcext:value-type="currency">
            <text:p>4,00 €</text:p>
          </table:table-cell>
        </table:table-row>
      </table:table>
      <table:table table:name="Descuentos" table:style-name="ta1" table:print="false">
        <table:table-column table:style-name="co1" table:default-cell-style-name="ce3"/>
        <table:table-column table:style-name="co1" table:number-columns-repeated="2" table:default-cell-style-name="ce9"/>
        <table:table-row table:style-name="ro6">
          <table:table-cell table:style-name="ce8" office:value-type="string" calcext:value-type="string">
            <text:p>Tamaño Pedido</text:p>
          </table:table-cell>
          <table:table-cell table:style-name="ce8" office:value-type="string" calcext:value-type="string">
            <text:p>Contado</text:p>
          </table:table-cell>
          <table:table-cell table:style-name="ce8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8" calcext:value-type="percentage">
            <text:p>8,00%</text:p>
          </table:table-cell>
        </table:table-row>
      </table:table>
      <table:table table:name="Crédito_comercial" table:style-name="ta1" table:print="false">
        <table:table-column table:style-name="co1" table:default-cell-style-name="ce3"/>
        <table:table-row table:style-name="ro7">
          <table:table-cell table:style-name="ce10" office:value-type="string" calcext:value-type="string">
            <text:p>Pagos</text:p>
          </table:table-cell>
        </table:table-row>
        <table:table-row table:style-name="ro2">
          <table:table-cell office:value-type="string" calcext:value-type="string">
            <text:p>Contado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DejaVu Sans" style:font-size-asian="10pt" style:language-asian="zh" style:country-asian="CN" style:font-name-complex="DejaVu Sans Condensed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6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pinf </meta:initial-creator>
    <meta:creation-date>2012-01-12T12:23:44</meta:creation-date>
    <dc:date>2022-12-26T12:25:51.758761209</dc:date>
    <meta:editing-duration>PT41M25S</meta:editing-duration>
    <meta:editing-cycles>11</meta:editing-cycles>
    <meta:generator>LibreOffice/7.4.3.2$Linux_X86_64 LibreOffice_project/40$Build-2</meta:generator>
    <meta:document-statistic meta:table-count="4" meta:cell-count="79" meta:object-count="0"/>
  </office:meta>
</office:document-meta>
</file>